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Preformatted_20_Text">
      <style:paragraph-properties fo:margin-top="0in" fo:margin-bottom="0.1965in"/>
      <style:text-properties fo:color="#000000"/>
    </style:style>
    <style:style style:name="P25" style:family="paragraph" style:parent-style-name="Preformatted_20_Text">
      <style:text-properties fo:color="#000000"/>
    </style:style>
    <style:style style:name="P26" style:family="paragraph" style:parent-style-name="Preformatted_20_Text">
      <style:text-properties fo:color="#000000" fo:background-color="#dbdbdb"/>
    </style:style>
    <style:style style:name="P27" style:family="paragraph" style:parent-style-name="spectext">
      <style:paragraph-properties fo:margin-left="0in" fo:margin-right="0in" fo:text-indent="0in" style:auto-text-indent="false"/>
    </style:style>
    <style:style style:name="P28"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6b0094"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background-color="#dbdbdb"/>
    </style:style>
    <style:style style:name="T19" style:family="text">
      <style:text-properties fo:color="#0000cc" fo:background-color="#e7e7ff"/>
    </style:style>
    <style:style style:name="T20" style:family="text">
      <style:text-properties fo:color="#009966" fo:font-weight="bold"/>
    </style:style>
    <style:style style:name="T21" style:family="text">
      <style:text-properties fo:color="#006699" fo:font-weight="bold"/>
    </style:style>
    <style:style style:name="T22" style:family="text">
      <style:text-properties fo:color="#cc0000"/>
    </style:style>
    <style:style style:name="T23" style:family="text">
      <style:text-properties fo:color="#944794"/>
    </style:style>
    <style:style style:name="T24"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7"/>
      <text:p text:style-name="P27"/>
      <text:p text:style-name="P2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6</text:p>
            <text:p text:style-name="P23">Labels<text:tab/>27</text:p>
            <text:p text:style-name="P23">Forward Branches And The Zero Flag<text:tab/>28</text:p>
            <text:p text:style-name="P23">Negative Numbers And The Negative Flag<text:tab/>34</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3">u6502_programs.mrw</text:span>, typed the following assembly language source code into it, and then saved it. <text:span text:style-name="T11">(Note: This is a %uasm "fold" and folds are explained in the </text:span><text:span text:style-name="T12">MathRider for Newbies</text:span><text:span text:style-name="T11">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3">," I said "</text:span>and it stands for <text:span text:style-name="T3">Understandable Assembler for 6500 series CPUs</text:span>. <text:s/>The assembler is built into MathRider and it can be run by pressing <text:span text:style-name="T3">&lt;shift&gt;&lt;enter&gt;</text:span> inside of a <text:span text:style-name="T3">%uasm65 fold</text:span> <text:span text:style-name="T11">(which must be placed into a file which has a .mr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7">originate</text:span><text:span text:style-name="T16">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7"><text:span text:style-name="T18"><text:s/>1:</text:span><text:span text:style-name="T19">%uasm65,description="Example 1"</text:span></text:p>
      <text:p text:style-name="P17"><text:span text:style-name="T18"><text:s/>2:</text:span> <text:s text:c="3"/><text:span text:style-name="T20">org</text:span> 0200h</text:p>
      <text:p text:style-name="P17"><text:span text:style-name="T18"><text:s/>3:</text:span> <text:s text:c="3"/></text:p>
      <text:p text:style-name="P17"><text:span text:style-name="T18"><text:s/>4:</text:span> <text:s text:c="3"/><text:span text:style-name="T21">lda</text:span> #<text:span text:style-name="T10">10d</text:span></text:p>
      <text:p text:style-name="P17"><text:span text:style-name="T18"><text:s/>5:</text:span> <text:s text:c="3"/><text:span text:style-name="T21">adc</text:span> #<text:span text:style-name="T10">5d</text:span></text:p>
      <text:p text:style-name="P17"><text:span text:style-name="T18"><text:s/>6:</text:span> <text:s text:c="3"/><text:span text:style-name="T21">sta</text:span> 0208h</text:p>
      <text:p text:style-name="P17"><text:span text:style-name="T18"><text:s/>7:</text:span> <text:s text:c="3"/><text:span text:style-name="T21">brk</text:span></text:p>
      <text:p text:style-name="P17"><text:span text:style-name="T18"><text:s/>8:</text:span> <text:s text:c="3"/></text:p>
      <text:p text:style-name="P17"><text:span text:style-name="T18"><text:s/>9:</text:span> <text:s text:c="3"/><text:span text:style-name="T20">end</text:span></text:p>
      <text:p text:style-name="P17"><text:span text:style-name="T18">10:</text:span><text:span text:style-name="T19">%/uasm65</text:span></text:p>
      <text:p text:style-name="P18">11:</text:p>
      <text:p text:style-name="P17"><text:span text:style-name="T18">12:</text:span> <text:s text:c="3"/><text:span text:style-name="T7">%output ,preserve="false"</text:span></text:p>
      <text:p text:style-name="P17"><text:span text:style-name="T18">13:</text:span> <text:s text:c="5"/>*** List file ***</text:p>
      <text:p text:style-name="P17"><text:span text:style-name="T18">14:</text:span> <text:s text:c="5"/></text:p>
      <text:p text:style-name="P17"><text:span text:style-name="T18">15:</text:span> <text:s text:c="5"/>0200 <text:s text:c="11"/>000001 | <text:s/>org 0200h</text:p>
      <text:p text:style-name="P17"><text:span text:style-name="T18">16:</text:span> <text:s text:c="21"/>000002 | <text:s/></text:p>
      <text:p text:style-name="P17"><text:span text:style-name="T18">17:</text:span> <text:s text:c="5"/>0200 A9 0A <text:s text:c="5"/>000003 | <text:s/>lda #10d</text:p>
      <text:p text:style-name="P17"><text:span text:style-name="T18">18:</text:span> <text:s text:c="5"/>0202 69 05 <text:s text:c="5"/>000004 | <text:s/>adc #5d</text:p>
      <text:p text:style-name="P17"><text:span text:style-name="T18">19:</text:span> <text:s text:c="5"/>0204 8D 08 02 <text:s text:c="2"/>000005 | <text:s/>sta 0208h</text:p>
      <text:p text:style-name="P17"><text:span text:style-name="T18">20:</text:span> <text:s text:c="5"/>0207 00 <text:s text:c="8"/>000006 | <text:s/>brk</text:p>
      <text:p text:style-name="P17"><text:span text:style-name="T18">21:</text:span> <text:s text:c="21"/>000007 | <text:s/></text:p>
      <text:p text:style-name="P17"><text:span text:style-name="T18">22:</text:span> <text:s text:c="21"/>000008 | <text:s/>end</text:p>
      <text:p text:style-name="P17"><text:span text:style-name="T18">23:</text:span> <text:s text:c="5"/></text:p>
      <text:p text:style-name="P17"><text:span text:style-name="T18">24:</text:span> <text:s text:c="5"/>*** Executable code ***</text:p>
      <text:p text:style-name="P17"><text:span text:style-name="T18">25:</text:span> <text:s text:c="5"/></text:p>
      <text:p text:style-name="P17"><text:span text:style-name="T18">26:</text:span> <text:s text:c="5"/><text:span text:style-name="T19">%s19,descrption="Execute this fold to send program to U6502 monitor."</text:span></text:p>
      <text:p text:style-name="P17"><text:span text:style-name="T18">27:</text:span> <text:s text:c="7"/><text:span text:style-name="T22">S0</text:span>07000055415347C8</text:p>
      <text:p text:style-name="P17"><text:soft-page-break/><text:span text:style-name="T18">28:</text:span> <text:s text:c="7"/><text:span text:style-name="T22">S1</text:span>0B0200A90A69058D0802003A</text:p>
      <text:p text:style-name="P17"><text:span text:style-name="T18">29:</text:span> <text:s text:c="7"/><text:span text:style-name="T22">S9</text:span>030000FC</text:p>
      <text:p text:style-name="P17"><text:span text:style-name="T18">30:</text:span> <text:s text:c="5"/><text:span text:style-name="T19">%/s19</text:span></text:p>
      <text:p text:style-name="P22"><text:span text:style-name="T18">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3">'</text:span> and the <text:span text:style-name="T3">s19</text:span> file is present in a <text:span text:style-name="T3">%s19</text:span> fold which is under the title '<text:span text:style-name="T3">*** Executable code ***</text:span><text:span text:style-name="T13">'</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8">A9 0A</text:span> <text:s text:c="4"/>LDA #0Ah</text:p>
      <text:p text:style-name="Preformatted_20_Text">0202 <text:s/><text:span text:style-name="T8">69 05</text:span> <text:s text:c="4"/>ADC #05h</text:p>
      <text:p text:style-name="Preformatted_20_Text">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3">/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4">11 02</text:span> <text:s text:c="2"/>000003 | <text:s text:c="7"/>lda <text:span text:style-name="T24">garage_width</text:span></text:p>
      <text:p text:style-name="Preformatted_20_Text">0203 69 01 <text:s text:c="5"/>000004 | <text:s text:c="7"/>adc #1d</text:p>
      <text:p text:style-name="Preformatted_20_Text">0205 8D <text:span text:style-name="T24">11 02</text:span> <text:s text:c="2"/>000005 | <text:s text:c="7"/>sta <text:span text:style-name="T24">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3">0211</text:span> 09 <text:s text:c="8"/>000012 |<text:span text:style-name="T15">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ext:soft-page-break/>"The <text:span text:style-name="T3">garage floor</text:span> that is being modeled by the <text:span text:style-name="T3">garage_width</text:span> and <text:span text:style-name="T3">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1">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3">SR</text:span> stands for <text:span text:style-name="T3">Status Register</text:span> and the bits in this register indicate the current 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Negative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4">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4">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3">backwards</text:span> in memory so it must 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text:span text:style-name="T8">00</text:span> <text:s text:c="8"/>FC <text:s text:c="7"/>00 <text:s text:c="7"/>FD <text:s text:c="6"/>000101<text:span text:style-name="T11">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3">, an </text:span><text:span text:style-name="T3">array</text:span><text:span text:style-name="T13">,</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3"/><text:bookmark-start text:name="DDE_LINK1"/><text:s text:c="22"/>000001 |;The purpose of this program is to calculate the</text:p>
      <text:p text:style-name="Preformatted_20_Text"><text:bookmark-end text:name="DDE_LINK3"/><text:bookmark-end text:name="DDE_LINK1"/><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oft-page-break/><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text:soft-page-break/></text:p>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text:soft-page-break/></text:p>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rider/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rw file in MathRider, save the file, then press &lt;shift&gt;&lt;enter&gt; inside the fold. <text:s/>A %s19 fold will then be created. <text:s/>Press &lt;shift&gt;&lt;enter&gt; inside of the %s19 fold to load the program into MathRider. <text:s/>Unassemble 0200h to make sure the program loaded correctly.</text:p>
      <text:p text:style-name="Standard"/>
      <text:p text:style-name="Standard"/>
      <text:p text:style-name="P17"><text:span text:style-name="T19">%uasm65</text:span></text:p>
      <text:p text:style-name="P18"/>
      <text:p text:style-name="P17"><text:span text:style-name="T22">;Hint program.</text:span></text:p>
      <text:p text:style-name="P18"/>
      <text:p text:style-name="P17"><text:s text:c="4"/><text:span text:style-name="T20">org</text:span> 0200h</text:p>
      <text:p text:style-name="P17"><text:s text:c="4"/></text:p>
      <text:p text:style-name="P17"><text:s text:c="4"/><text:span text:style-name="T21">lda</text:span> #<text:span text:style-name="T10">1d</text:span></text:p>
      <text:p text:style-name="P17"><text:s text:c="4"/><text:span text:style-name="T21">adc</text:span> #<text:span text:style-name="T10">2d</text:span></text:p>
      <text:p text:style-name="P17"><text:s text:c="4"/><text:span text:style-name="T21">adc</text:span> #<text:span text:style-name="T10">3d</text:span></text:p>
      <text:p text:style-name="P17"><text:s text:c="4"/></text:p>
      <text:p text:style-name="P17"><text:s text:c="4"/><text:span text:style-name="T22">;Place more adc instructions here.</text:span></text:p>
      <text:p text:style-name="P17"><text:s text:c="4"/></text:p>
      <text:p text:style-name="P17"><text:soft-page-break/><text:s text:c="4"/><text:span text:style-name="T21">sta</text:span> 0275h</text:p>
      <text:p text:style-name="P17"><text:s text:c="4"/></text:p>
      <text:p text:style-name="P17"><text:s text:c="4"/><text:span text:style-name="T21">brk</text:span></text:p>
      <text:p text:style-name="P17"><text:s text:c="4"/></text:p>
      <text:p text:style-name="P17"><text:s text:c="4"/><text:span text:style-name="T20">end</text:span></text:p>
      <text:p text:style-name="P18"/>
      <text:p text:style-name="P22"><text:span text:style-name="T19">%/uasm65</text:span></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7<text:tab/><text:span text:style-name="T1">6502 Assembly Language</text:span><text:tab/><text:page-number text:select-page="current">69</text:page-number>/<text:page-count>69</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6T14:14:09</dc:date>
    <meta:editing-cycles>580</meta:editing-cycles>
    <meta:editing-duration>P11DT20H51M18S</meta:editing-duration>
    <meta:user-defined meta:name="Info 1"/>
    <meta:user-defined meta:name="Info 2"/>
    <meta:user-defined meta:name="Info 3"/>
    <meta:user-defined meta:name="Info 4"/>
    <meta:document-statistic meta:table-count="0" meta:image-count="0" meta:object-count="9" meta:page-count="69" meta:paragraph-count="1426" meta:word-count="16437" meta:character-count="100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